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color="#000000" fo:font-weight="bold" style:font-weight-asian="bold" style:font-weight-complex="bold"/>
    </style:style>
    <style:style style:name="P4" style:family="paragraph" style:parent-style-name="Standard">
      <style:paragraph-properties fo:break-before="pag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color="#808080" style:text-underline-style="solid" style:text-underline-width="auto" style:text-underline-color="font-color"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color="#808080" style:text-underline-style="solid" style:text-underline-width="auto" style:text-underline-color="font-color"/>
    </style:style>
    <style:style style:name="T3" style:family="text">
      <style:text-properties fo:color="#808080" style:text-underline-style="solid" style:text-underline-width="auto" style:text-underline-color="font-color" fo:font-weight="normal" style:font-weight-asian="normal" style:font-weight-complex="normal"/>
    </style:style>
    <style:style style:name="T4"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eurobiological and computational mechanisms</text:p>
      <text:p text:style-name="P3">of complex planning and risk in navigation</text:p>
      <text:p text:style-name="P1"/>
      <text:p text:style-name="P1"/>
      <text:p text:style-name="P1">Slide 1 – Introduction</text:p>
      <text:p text:style-name="P1"/>
      <text:p text:style-name="P1"><text:span text:style-name="T1"><text:tab/>My </text:span><text:span text:style-name="T3">name</text:span><text:span text:style-name="T1"> is</text:span></text:p>
      <text:p text:style-name="P1"><text:span text:style-name="T1"><text:tab/>Project </text:span><text:span text:style-name="T3">proposed</text:span><text:span text:style-name="T1"> for my DPhil about “Planning and risk during navigation”</text:span></text:p>
      <text:p text:style-name="P2"><text:tab/>Already started in Chris' lab</text:p>
      <text:p text:style-name="P1"><text:span text:style-name="T1"><text:tab/>I will talk about the </text:span><text:span text:style-name="T3">work already done</text:span></text:p>
      <text:p text:style-name="P2"/>
      <text:p text:style-name="P1">Slide 2 – Background</text:p>
      <text:p text:style-name="P2"/>
      <text:p text:style-name="P1"><text:span text:style-name="T1"><text:tab/></text:span><text:span text:style-name="T3">Decision-making</text:span><text:span text:style-name="T4"> involves learning about the </text:span><text:span text:style-name="T3">value of our actions</text:span><text:span text:style-name="T4">.</text:span></text:p>
      <text:p text:style-name="P1"><text:span text:style-name="T1"><text:tab/></text:span><text:span text:style-name="T3">Reinforcement learning</text:span><text:span text:style-name="T1"> (</text:span><text:span text:style-name="T4">RL – cornerstone of dm</text:span><text:span text:style-name="T1">) explains how we </text:span><text:span text:style-name="T3">update</text:span><text:span text:style-name="T1"> the value of actions on the basis of </text:span><text:span text:style-name="T3">outcome prediction error</text:span><text:span text:style-name="T1">.</text:span></text:p>
      <text:p text:style-name="P1"><text:span text:style-name="T1"><text:tab/></text:span><text:span text:style-name="T3">Neurobiology has provided evidence</text:span><text:span text:style-name="T1"> from fMRI and single-cell recording studies for </text:span><text:span text:style-name="T3">RL implemented in the brain</text:span><text:span text:style-name="T1">.</text:span></text:p>
      <text:p text:style-name="P2"><text:tab/>[Point to the picture]</text:p>
      <text:p text:style-name="P2"/>
      <text:p text:style-name="P1">Slide 3</text:p>
      <text:p text:style-name="P1"/>
      <text:p text:style-name="P1"><text:span text:style-name="T1"><text:tab/>Model-free RL starts from the idea that we receive a </text:span><text:span text:style-name="T3">direct reward </text:span><text:span text:style-name="T1">for every action we make.</text:span></text:p>
      <text:p text:style-name="P1"><text:span text:style-name="T1"><text:tab/>In the example, for </text:span><text:span text:style-name="T3">pacman getting the power-pill</text:span><text:span text:style-name="T1">, he may not be reinforced during the first 3 steps before getting the power-pill.</text:span></text:p>
      <text:p text:style-name="P1"><text:span text:style-name="T1"><text:tab/>When several steps are required to harvest a reward, decisions can be improved by </text:span><text:span text:style-name="T3">planning</text:span><text:span text:style-name="T1">.</text:span></text:p>
      <text:p text:style-name="P6"/>
      <text:p text:style-name="P1">Slide 4</text:p>
      <text:p text:style-name="P2"/>
      <text:p text:style-name="P2"><text:tab/><text:span text:style-name="T2">Model-based RL descibres how we can plan based on a model of the environment.</text:span></text:p>
      <text:p text:style-name="P2"><text:tab/>Without planning, in this example, we just learn the value of the last action before reaching the goal.</text:p>
      <text:p text:style-name="P2"><text:tab/><text:span text:style-name="T2">Planning allows us to update more action values by explorating our model of the world.</text:span> This is done by mental simulation of our actions.</text:p>
      <text:p text:style-name="P2"><text:tab/>And, thus, we <text:span text:style-name="T2">learn faster</text:span>.</text:p>
      <text:p text:style-name="P2"/>
      <text:p text:style-name="P1">Slide 5 – Models</text:p>
      <text:p text:style-name="P2"/>
      <text:p text:style-name="P2"><text:tab/>Up to here, nothing is new.</text:p>
      <text:p text:style-name="P2"><text:tab/>But <text:span text:style-name="T2">humans are limited-capacity agents</text:span>.</text:p>
      <text:p text:style-name="P1"><text:span text:style-name="T1"><text:tab/>And so, we need to </text:span><text:span text:style-name="T3">deal with an accuracy/complexity trade-off</text:span><text:span text:style-name="T1"> in our strategies, the same as happen in artificial intelligence. We do this thanks to </text:span><text:span text:style-name="T3">heuristic algorithms</text:span><text:span text:style-name="T1">.</text:span></text:p>
      <text:p text:style-name="P2"><text:tab/>We already know that for an optimal solution to complex navigation <text:span text:style-name="T2">we need to take into account uncertainty for planning</text:span>: for example, about finding shortcuts in an unknown village, the other day just by exploring I discovered that I could go from Iffley to Cowley without going through the Magdalen Bridge! Without taking uncertainty into account I wouldn't explore and increase the accuracy of my representations.</text:p>
      <text:p text:style-name="P2"><text:tab/>Planning has a high <text:span text:style-name="T2">computational complexity</text:span> cost.</text:p>
      <text:p text:style-name="P2"><text:tab/>We need <text:span text:style-name="T2">heuristics</text:span> to solve this.</text:p>
      <text:p text:style-name="P1"/>
      <text:p text:style-name="P4">Slide 6 – Research Questions</text:p>
      <text:p text:style-name="P2"/>
      <text:p text:style-name="P2"><text:tab/>We can formulate some first questions:</text:p>
      <text:p text:style-name="P2"/>
      <text:p text:style-name="P2"><text:tab/>MSDP = multi-step decision problems</text:p>
      <text:p text:style-name="P2"/>
      <text:p text:style-name="P2">1) <text:span text:style-name="T2">Are humans optimal when making plans to solve MSDP?</text:span></text:p>
      <text:p text:style-name="P2">→ This is interesting because 40 years of economical behavioural research says 'No'.</text:p>
      <text:p text:style-name="P2"/>
      <text:p text:style-name="P2">2) <text:span text:style-name="T2">How do humans deal with exploration/exploitation trade-off in MSDP?</text:span></text:p>
      <text:p text:style-name="P2">→ Show new insights about heuristics in navigation for Artificial Intelligence</text:p>
      <text:p text:style-name="P2"/>
      <text:p text:style-name="P2">3) <text:span text:style-name="T2">What are the neural substrates underlying those strategies?</text:span></text:p>
      <text:p text:style-name="P2">→ There are just a few publications about model-based fMRI.</text:p>
      <text:p text:style-name="P2">→ This will allow us to validate between different models.</text:p>
      <text:p text:style-name="P2"/>
      <text:p text:style-name="P1">Slide 7 – Experiment 1</text:p>
      <text:p text:style-name="P2"/>
      <text:p text:style-name="P2"><text:tab/>Subjects have to <text:span text:style-name="T2">plan journeys</text:span> between stations in an <text:span text:style-name="T2">unfamiliar subway network</text:span>.</text:p>
      <text:p text:style-name="P2"><text:tab/>The <text:span text:style-name="T2">start position</text:span> is here.</text:p>
      <text:p text:style-name="P2"><text:tab/>And... the <text:span text:style-name="T2">goal destination</text:span> is here.</text:p>
      <text:p text:style-name="P2"><text:tab/>They are asked plan by <text:span text:style-name="T2">minimizing the travel time</text:span>.</text:p>
      <text:p text:style-name="P2"><text:tab/>Each line has a different speed, and for a number of journeys the map doesn't change, but the start and end positions do. The <text:span text:style-name="T2">speed</text:span> of all trains in a same line has a <text:span text:style-name="T2">fixed mean</text:span> with <text:span text:style-name="T2">some variability</text:span>.</text:p>
      <text:p text:style-name="P2"><text:tab/>While planning journeys in the same map, participants should learn the speed of the lines, probably exploring at the early trials.</text:p>
      <text:p text:style-name="P2"/>
      <text:p text:style-name="P1">Slide 8</text:p>
      <text:p text:style-name="P2"/>
      <text:p text:style-name="P2"><text:tab/>Let's say that a participant has already found that the red line is quite fast and the green one is deadly slow.</text:p>
      <text:p text:style-name="P2"><text:tab/>In this example it may be better to take the red line than the green one.</text:p>
      <text:p text:style-name="P2"><text:tab/><text:span text:style-name="T2">So the quickest route is not always the shortest</text:span>.</text:p>
      <text:p text:style-name="P2"/>
      <text:p text:style-name="P1">Slide 9 – Pilot data</text:p>
      <text:p text:style-name="P2"/>
      <text:p text:style-name="P2"><text:tab/>We have runned a <text:span text:style-name="T2">pilot</text:span> of the experiment with <text:span text:style-name="T2">10 subjects</text:span>.</text:p>
      <text:p text:style-name="P2"><text:tab/>For each map, they had <text:span text:style-name="T2">10 journeys</text:span>.</text:p>
      <text:p text:style-name="P2"><text:tab/></text:p>
      <text:p text:style-name="P1">Slide 10 – Comparison</text:p>
      <text:p text:style-name="P2"/>
      <text:p text:style-name="P2"><text:tab/>This is a bit hard to explain.</text:p>
      <text:p text:style-name="P2"><text:tab/>This is a <text:span text:style-name="T2">comparison</text:span> between human data and data from 3 computational models.</text:p>
      <text:p text:style-name="P2"><text:tab/>The <text:span text:style-name="T2">red model</text:span> is the 'omniscient' one. We call it like that because it knows from the first trial the real value of the speed of each line. So it is optimal without needing to explore.</text:p>
      <text:p text:style-name="P2"><text:tab/>The plot shows <text:span text:style-name="T2">average time spent</text:span> in a journey across <text:span text:style-name="T2">journeys</text:span> (so trials). In fact it's the relative time, proportional to the time spent by this omniscient model.</text:p>
      <text:p text:style-name="P2"><text:tab/>The <text:span text:style-name="T2">cyan model</text:span> doesn't take into account the speed (so it chooses the sortest way).</text:p>
      <text:p text:style-name="P2"><text:tab/>The <text:span text:style-name="T2">green one</text:span> is an ideal observer.</text:p>
      <text:p text:style-name="P2"><text:soft-page-break/><text:tab/>The <text:span text:style-name="T2">blue one</text:span> plots the human results.</text:p>
      <text:p text:style-name="P2"/>
      <text:p text:style-name="P2"><text:tab/>We see that <text:span text:style-name="T2">humans learn</text:span> the speed of the lines because they have a better performance than the distance model.</text:p>
      <text:p text:style-name="P2"><text:tab/>It's interesting because they <text:span text:style-name="T2">seem to explore</text:span> (having a worse performance than the distance model) at the first trials.</text:p>
      <text:p text:style-name="P2"><text:bookmark-start text:name="__DdeLink__361_385381447"/><text:tab/>We can ask about <text:span text:style-name="T2">how humans improve</text:span> their total time per journey: by decreasing the distance, or increasing the average speed of the lines they choose.</text:p>
      <text:p text:style-name="P2"><text:bookmark-end text:name="__DdeLink__361_385381447"/></text:p>
      <text:p text:style-name="P1">Slide 11 – Stop</text:p>
      <text:p text:style-name="P1"/>
      <text:p text:style-name="P2"><text:tab/>As we can see, <text:span text:style-name="T2">humans increase the total distance</text:span> of their journeys.</text:p>
      <text:p text:style-name="P2"/>
      <text:p text:style-name="P1">Slide 12 – Speed</text:p>
      <text:p text:style-name="P2"/>
      <text:p text:style-name="P2"><text:tab/>In fact, what it seems to happen, is that <text:span text:style-name="T2">humans tend to increase the speed</text:span> of the lines they choose. Even more than what the other models do.</text:p>
      <text:p text:style-name="P2"/>
      <text:p text:style-name="P1">Slide 13 – Future plans and conclusions</text:p>
      <text:p text:style-name="P2"/>
      <text:p text:style-name="P2"><text:tab/>This experiment is just a proof of concept. It seems that </text:p>
      <text:p text:style-name="P2"><text:tab/>Second aim → second experiment (vary variance)</text:p>
      <text:p text:style-name="P2"><text:tab/>Third aim → after starting my Ph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Ubuntu"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Ubuntu"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Ubuntu"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meta:initial-creator>
    <meta:creation-date>2012-03-29T19:02:44</meta:creation-date>
    <dc:date>2012-04-02T10:39:36</dc:date>
    <dc:creator>jan </dc:creator>
    <meta:editing-duration>PT3H45M34S</meta:editing-duration>
    <meta:editing-cycles>15</meta:editing-cycles>
    <meta:generator>LibreOffice/3.4$Linux LibreOffice_project/340m1$Build-402</meta:generator>
    <meta:printed-by>jan </meta:printed-by>
    <meta:print-date>2012-04-01T18:45:55</meta:print-date>
    <meta:document-statistic meta:table-count="0" meta:image-count="0" meta:object-count="0" meta:page-count="3" meta:paragraph-count="72" meta:word-count="857" meta:character-count="4975" meta:non-whitespace-character-count="4138"/>
  </office:meta>
</office:document-meta>
</file>